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y="0cm" svg:width="14.284cm" svg:height="3.42cm" draw:z-index="0"><draw:image/></draw:frame></text:h>
      <text:h text:style-name="Heading_20_1" text:outline-level="1">OpenCredo Cloud-Storage project v.1.2</text:h>
      <text:p text:style-name="Standard"><text:span text:style-name="T2">The goal of the OpenCredo Cloud-Storage project is to facilitate communication between java applications and storage in the cloud. It consist of 5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jcloud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P1"/>
      <text:list xml:id="list94311400" text:style-name="L1">
        <text:list-item>
          <text:p text:style-name="P2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2"><text:span text:style-name="T3">cloud-storage-jcloud</text:span><text:span text:style-name="T4"> – new for this version, an implementation of the </text:span><text:span text:style-name="T3">cloud-storage-template</text:span><text:span text:style-name="T4"> that is backed by the Jcloud project. It uses the version v.1.1.0 library (http://www.jcloud.org) underneath to access the storage.</text:span></text:p>
        </text:list-item>
        <text:list-item>
          <text:p text:style-name="P2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8.1 library (http://jets3t.s3.amazonaws.com) underneath to access the storage.</text:span></text:p>
        </text:list-item>
        <text:list-item>
          <text:p text:style-name="P2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2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, and for Jclouds, a local file system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 Lukosius</meta:initial-creator>
    <meta:creation-date>2010-01-15T17:11:22</meta:creation-date>
    <dc:date>2011-10-04T14:07:40</dc:date>
    <dc:creator>dnlegge </dc:creator>
    <meta:editing-duration>PT8H15M19S</meta:editing-duration>
    <meta:editing-cycles>58</meta:editing-cycles>
    <meta:generator>LibreOffice/3.3$Unix LibreOffice_project/330m19$Build-301</meta:generator>
    <meta:document-statistic meta:table-count="0" meta:image-count="1" meta:object-count="0" meta:page-count="1" meta:paragraph-count="8" meta:word-count="231" meta:character-count="1711"/>
  </office:meta>
</office:document-meta>
</file>